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n" fo:country="GB"/>
    </style:style>
    <style:style style:name="P2" style:family="paragraph" style:parent-style-name="Standard">
      <style:text-properties fo:language="en" fo:country="GB" officeooo:rsid="000a4182" officeooo:paragraph-rsid="000a4182"/>
    </style:style>
    <style:style style:name="P3" style:family="paragraph" style:parent-style-name="Standard" style:list-style-name="L2">
      <style:text-properties fo:language="en" fo:country="GB" officeooo:rsid="000a4182" officeooo:paragraph-rsid="000a4182"/>
    </style:style>
    <style:style style:name="P4" style:family="paragraph" style:parent-style-name="Standard">
      <style:text-properties fo:language="en" fo:country="GB" officeooo:rsid="000be493" officeooo:paragraph-rsid="000be493"/>
    </style:style>
    <style:style style:name="P5" style:family="paragraph" style:parent-style-name="Standard" style:list-style-name="L1">
      <style:text-properties fo:language="en" fo:country="GB" officeooo:rsid="000be493" officeooo:paragraph-rsid="000be493"/>
    </style:style>
    <style:style style:name="P6" style:family="paragraph" style:parent-style-name="Standard" style:list-style-name="L2">
      <style:text-properties fo:language="en" fo:country="GB" officeooo:rsid="000be493" officeooo:paragraph-rsid="000be493"/>
    </style:style>
    <style:style style:name="P7" style:family="paragraph" style:parent-style-name="Standard" style:list-style-name="L2">
      <style:text-properties fo:language="en" fo:country="GB" officeooo:rsid="000d7d6d" officeooo:paragraph-rsid="000d7d6d"/>
    </style:style>
    <style:style style:name="P8" style:family="paragraph" style:parent-style-name="Standard" style:list-style-name="L3">
      <style:text-properties fo:language="en" fo:country="GB" officeooo:rsid="000d7d6d" officeooo:paragraph-rsid="000d7d6d"/>
    </style:style>
    <style:style style:name="P9" style:family="paragraph" style:parent-style-name="Standard" style:list-style-name="L4">
      <style:text-properties fo:language="en" fo:country="GB" officeooo:rsid="000d7d6d" officeooo:paragraph-rsid="000d7d6d"/>
    </style:style>
    <style:style style:name="P10" style:family="paragraph" style:parent-style-name="Standard" style:list-style-name="L6">
      <style:text-properties fo:language="en" fo:country="GB" officeooo:rsid="000d7d6d" officeooo:paragraph-rsid="000d7d6d"/>
    </style:style>
    <style:style style:name="P11" style:family="paragraph" style:parent-style-name="Standard" style:list-style-name="L7">
      <style:text-properties fo:language="en" fo:country="GB" officeooo:rsid="000d7d6d" officeooo:paragraph-rsid="000d7d6d"/>
    </style:style>
    <style:style style:name="P12" style:family="paragraph" style:parent-style-name="Standard">
      <style:text-properties fo:language="en" fo:country="GB" officeooo:rsid="000d7d6d" officeooo:paragraph-rsid="000d7d6d"/>
    </style:style>
    <style:style style:name="P13" style:family="paragraph" style:parent-style-name="Standard">
      <style:text-properties fo:language="en" fo:country="GB" officeooo:paragraph-rsid="000be493"/>
    </style:style>
    <style:style style:name="P14" style:family="paragraph" style:parent-style-name="Standard" style:list-style-name="L5">
      <style:text-properties fo:language="en" fo:country="GB" officeooo:paragraph-rsid="000be493"/>
    </style:style>
    <style:style style:name="P15" style:family="paragraph" style:parent-style-name="Standard" style:list-style-name="L8">
      <style:text-properties fo:language="en" fo:country="GB" officeooo:paragraph-rsid="000d7d6d"/>
    </style:style>
    <style:style style:name="P16" style:family="paragraph" style:parent-style-name="Standard">
      <style:text-properties fo:language="en" fo:country="GB" fo:font-style="italic" officeooo:rsid="000d7d6d" officeooo:paragraph-rsid="000d7d6d" style:font-style-asian="italic" style:font-style-complex="italic"/>
    </style:style>
    <style:style style:name="P17" style:family="paragraph" style:parent-style-name="Standard">
      <style:text-properties fo:language="en" fo:country="GB" fo:font-style="normal" officeooo:rsid="000e3e84" officeooo:paragraph-rsid="000e3e84" style:font-style-asian="normal" style:font-style-complex="normal"/>
    </style:style>
    <style:style style:name="P18" style:family="paragraph" style:parent-style-name="Standard">
      <style:text-properties fo:language="en" fo:country="GB" officeooo:rsid="000e3e84" officeooo:paragraph-rsid="000e3e84"/>
    </style:style>
    <style:style style:name="P19" style:family="paragraph" style:parent-style-name="Standard">
      <style:text-properties fo:language="en" fo:country="GB" officeooo:rsid="000e43ac" officeooo:paragraph-rsid="000e43ac"/>
    </style:style>
    <style:style style:name="T1" style:family="text">
      <style:text-properties officeooo:rsid="000be493"/>
    </style:style>
    <style:style style:name="T2" style:family="text">
      <style:text-properties officeooo:rsid="000d7d6d"/>
    </style:style>
    <style:style style:name="T3" style:family="text">
      <style:text-properties fo:font-weight="bold" style:font-weight-asian="bold" style:font-weight-complex="bold"/>
    </style:style>
    <style:style style:name="T4" style:family="text">
      <style:text-properties officeooo:rsid="000e3e84"/>
    </style:style>
    <style:style style:name="T5" style:family="text">
      <style:text-properties officeooo:rsid="000f25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t Paths – traversed_paths.py</text:p>
      <text:p text:style-name="P2"/>
      <text:p text:style-name="P4">The program has 1 required argument:</text:p>
      <text:list xml:id="list2294748832" text:style-name="L1">
        <text:list-item>
          <text:p text:style-name="P5">--ini</text:p>
          <text:list>
            <text:list-item>
              <text:p text:style-name="P5">The path to the configuration file</text:p>
            </text:list-item>
          </text:list>
        </text:list-item>
      </text:list>
      <text:p text:style-name="P13"><text:span text:style-name="T1">Alternatively, the program takes 7 optional arguments that can be used instead of the configuration file.</text:span></text:p>
      <text:list xml:id="list1919886136" text:style-name="L2">
        <text:list-item>
          <text:p text:style-name="P3">-<text:span text:style-name="T1">n [name]</text:span></text:p>
        </text:list-item>
      </text:list>
      <text:list xml:id="list1401702180" text:style-name="L3">
        <text:list-item>
          <text:list>
            <text:list-item>
              <text:p text:style-name="P8"><text:span text:style-name="T1">D</text:span>atabase name</text:p>
            </text:list-item>
          </text:list>
        </text:list-item>
      </text:list>
      <text:list xml:id="list221737734966445" text:continue-list="list1919886136" text:style-name="L2">
        <text:list-item>
          <text:p text:style-name="P6">-i <text:span text:style-name="T2">[ip]</text:span></text:p>
        </text:list-item>
      </text:list>
      <text:list xml:id="list80113842" text:style-name="L4">
        <text:list-item>
          <text:list>
            <text:list-item>
              <text:p text:style-name="P9"><text:span text:style-name="T1">D</text:span>atabase IP</text:p>
            </text:list-item>
          </text:list>
        </text:list-item>
      </text:list>
      <text:list xml:id="list221737318346888" text:continue-list="list221737734966445" text:style-name="L2">
        <text:list-item>
          <text:p text:style-name="P6">-po <text:span text:style-name="T2">[port]</text:span></text:p>
          <text:list>
            <text:list-item>
              <text:p text:style-name="P7">Database port</text:p>
            </text:list-item>
          </text:list>
        </text:list-item>
        <text:list-item>
          <text:p text:style-name="P6">-u <text:span text:style-name="T2">[username]</text:span></text:p>
        </text:list-item>
      </text:list>
      <text:list xml:id="list691738931" text:style-name="L5">
        <text:list-item>
          <text:list>
            <text:list-item>
              <text:p text:style-name="P14"><text:span text:style-name="T2">U</text:span>sername</text:p>
            </text:list-item>
          </text:list>
        </text:list-item>
      </text:list>
      <text:list xml:id="list221738029042374" text:continue-list="list221737318346888" text:style-name="L2">
        <text:list-item>
          <text:p text:style-name="P6">-pa <text:span text:style-name="T2">[password]</text:span></text:p>
        </text:list-item>
      </text:list>
      <text:list xml:id="list2364407180" text:style-name="L8">
        <text:list-item>
          <text:list>
            <text:list-item>
              <text:p text:style-name="P15"><text:span text:style-name="T2">Password</text:span></text:p>
            </text:list-item>
          </text:list>
        </text:list-item>
      </text:list>
      <text:list xml:id="list221738762168074" text:continue-list="list221738029042374" text:style-name="L2">
        <text:list-item>
          <text:p text:style-name="P6">-fc <text:span text:style-name="T2">[count]</text:span></text:p>
        </text:list-item>
      </text:list>
      <text:list xml:id="list4073468939" text:style-name="L6">
        <text:list-item>
          <text:list>
            <text:list-item>
              <text:p text:style-name="P10"><text:span text:style-name="T1">M</text:span>inimum trip frequency count</text:p>
            </text:list-item>
          </text:list>
        </text:list-item>
      </text:list>
      <text:list xml:id="list221739005419448" text:continue-list="list221738762168074" text:style-name="L2">
        <text:list-item>
          <text:p text:style-name="P6">-mc <text:span text:style-name="T2">[cardinality]</text:span></text:p>
        </text:list-item>
      </text:list>
      <text:list xml:id="list3591033147" text:style-name="L7">
        <text:list-item>
          <text:list>
            <text:list-item>
              <text:p text:style-name="P11"><text:span text:style-name="T1">M</text:span>ax/stop cardinality</text:p>
            </text:list-item>
          </text:list>
        </text:list-item>
      </text:list>
      <text:p text:style-name="P12"/>
      <text:p text:style-name="P12">The output format is as follows:</text:p>
      <text:p text:style-name="P16">path;count;{trips}\n</text:p>
      <text:p text:style-name="P17">This pattern is replicated for every trip that was traversed enough times and have a number of edges equal or grater to the cardinality.</text:p>
      <text:p text:style-name="P12"><text:span text:style-name="T3">path</text:span>→ the edges that was traversed. An edge is represented as a start and end location</text:p>
      <text:p text:style-name="P12"><text:span text:style-name="T3">count</text:span>→ how many times this path was traversed</text:p>
      <text:p text:style-name="P12"><text:span text:style-name="T3">trips</text:span>→ trip identifiers(trip_id in the database) of trips that contains the path</text:p>
      <text:p text:style-name="P12">The edges and trip identifiers are comma separated.</text:p>
      <text:p text:style-name="P12">Here is an example <text:span text:style-name="T4">where the cardinality is set to 6</text:span>:</text:p>
      <text:p text:style-name="P12">1-3, 3-2, 2-11, 11-7, <text:span text:style-name="T4">7-2, 2-9</text:span>;4;{1,3,110,200}</text:p>
      <text:p text:style-name="P12">Notice that the count(4) equals the number of elements in trips.</text:p>
      <text:p text:style-name="P12"/>
      <text:p text:style-name="P18">The output files that contains the trips are named as this ‘frequent_paths_&lt;cardinality&gt;’ where &lt;cardinality&gt; is replaced with the cardinality that was used for that given set of trips.</text:p>
      <text:p text:style-name="P18">When the program is executed it will create a file for every cardinality in the interval [2, <text:span text:style-name="T1">mc</text:span>].</text:p>
      <text:p text:style-name="P18"/>
      <text:p text:style-name="P19">The trips data from the database is is then ordered into trips after it have been pulled. However, there are some errors in the trips table, and the program tries to correct them. Examine the trip below:</text:p>
      <text:p text:style-name="P19">14-4, 4-7, 9-11, 11-2, 3-5</text:p>
      <text:p text:style-name="P19">This trip is erroneous as the vehicle either skips a step or teleports when it goes from 7→9 and 2→3</text:p>
      <text:p text:style-name="P19">This is solved in the program by splitting the trip into multilpe smaller trips. The splits/trips will be as follows for this example:</text:p>
      <text:p text:style-name="P19">trip 1: 14-4, 4-7</text:p>
      <text:p text:style-name="P19">trip 2: 9-11, 11-2</text:p>
      <text:p text:style-name="P19">trip 3: 3-5</text:p>
      <text:p text:style-name="P19">The new trips <text:span text:style-name="T5">will use the same trip_id as the original tr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1:00:12.704000000</meta:creation-date>
    <dc:date>2018-04-11T22:17:37.032000000</dc:date>
    <meta:editing-duration>PT1M12S</meta:editing-duration>
    <meta:editing-cycles>1</meta:editing-cycles>
    <meta:document-statistic meta:table-count="0" meta:image-count="0" meta:object-count="0" meta:page-count="1" meta:paragraph-count="39" meta:word-count="334" meta:character-count="1881" meta:non-whitespace-character-count="1602"/>
    <meta:generator>LibreOffice/5.4.0.3$Windows_x86 LibreOffice_project/7556cbc6811c9d992f4064ab9287069087d7f62c</meta:generator>
  </office:meta>
</office:document-meta>
</file>